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14fb3f" officeooo:paragraph-rsid="0014fb3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14fb3f" officeooo:paragraph-rsid="0014fb3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1" fo:font-size="14pt" fo:font-weight="normal" officeooo:rsid="0014fb3f" officeooo:paragraph-rsid="0014fb3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style:font-name="Times New Roman1" fo:font-size="12pt" fo:font-weight="normal" officeooo:rsid="00174bcc" officeooo:paragraph-rsid="00174bcc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style:font-name="Times New Roman1" fo:font-size="12pt" fo:font-weight="normal" officeooo:rsid="0018307e" officeooo:paragraph-rsid="0018307e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style:font-name="Times New Roman1" fo:font-size="12pt" fo:font-weight="normal" officeooo:rsid="001f008b" officeooo:paragraph-rsid="001f008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style:font-name="Times New Roman1" fo:font-size="12pt" fo:font-weight="normal" officeooo:rsid="0020c5da" officeooo:paragraph-rsid="0020c5da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style:font-name="Times New Roman1" fo:font-size="12pt" fo:font-weight="bold" officeooo:rsid="0018307e" officeooo:paragraph-rsid="0018307e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officeooo:rsid="00174bcc" officeooo:paragraph-rsid="00174bcc"/>
    </style:style>
    <style:style style:name="P10" style:family="paragraph" style:parent-style-name="Standard" style:list-style-name="L1">
      <style:paragraph-properties fo:line-height="100%" fo:text-align="justify" style:justify-single-word="false"/>
      <style:text-properties officeooo:rsid="001f008b" officeooo:paragraph-rsid="001f008b"/>
    </style:style>
    <style:style style:name="T1" style:family="text">
      <style:text-properties style:font-name="Times New Roman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Times New Roman1" fo:font-size="12pt" fo:font-weight="normal" officeooo:rsid="0019c0bd" style:font-size-asian="10.5pt" style:font-weight-asian="normal" style:font-size-complex="12pt" style:font-weight-complex="normal"/>
    </style:style>
    <style:style style:name="T3" style:family="text">
      <style:text-properties style:font-name="Times New Roman1" fo:font-size="12pt" fo:font-weight="bold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.4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ustering Bookstores/Educational Venues?</text:p>
      <text:p text:style-name="P2">Reinhart Gunadi</text:p>
      <text:p text:style-name="P2">6 September 2019</text:p>
      <text:p text:style-name="P3"/>
      <text:list xml:id="list1284986111" text:style-name="L1">
        <text:list-item>
          <text:p text:style-name="P9"><text:span text:style-name="T3">Introduction</text:span></text:p>
          <text:p text:style-name="P10"><text:span text:style-name="T2">W</text:span><text:span text:style-name="T1">e need educational venues</text:span></text:p>
          <text:p text:style-name="P10"><text:span text:style-name="T1">Support education(?)</text:span></text:p>
          <text:p text:style-name="P4"/>
        </text:list-item>
        <text:list-item>
          <text:p text:style-name="P8">Data</text:p>
          <text:p text:style-name="P6">Educational venues around Jakarta with Foursquare</text:p>
          <text:p text:style-name="P5"/>
        </text:list-item>
        <text:list-item>
          <text:p text:style-name="P8">Methodology</text:p>
          <text:p text:style-name="P6">Explore data with pandas, clustering(?) with sklearn, visualize with folium</text:p>
          <text:p text:style-name="P5"/>
        </text:list-item>
        <text:list-item>
          <text:p text:style-name="P8">Results</text:p>
          <text:p text:style-name="P7">Characteristics of the resulting clusters</text:p>
          <text:p text:style-name="P5"/>
        </text:list-item>
        <text:list-item>
          <text:p text:style-name="P8">Discussion</text:p>
          <text:p text:style-name="P7">How can the clusters be used to determine best location for an educational venue?</text:p>
          <text:p text:style-name="P5"/>
        </text:list-item>
        <text:list-item>
          <text:p text:style-name="P8">Conclusion</text:p>
          <text:p text:style-name="P7">Best venue location?</text:p>
          <text:p text:style-name="P5"/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3:13:12.362540855</meta:creation-date>
    <dc:title>Report</dc:title>
    <meta:editing-duration>PT28M50S</meta:editing-duration>
    <meta:editing-cycles>12</meta:editing-cycles>
    <meta:generator>LibreOffice/6.0.7.3$Linux_X86_64 LibreOffice_project/00m0$Build-3</meta:generator>
    <dc:date>2019-09-06T13:42:06.185191197</dc:date>
    <meta:document-statistic meta:table-count="0" meta:image-count="0" meta:object-count="0" meta:page-count="1" meta:paragraph-count="17" meta:word-count="65" meta:character-count="452" meta:non-whitespace-character-count="410"/>
    <meta:template xlink:type="simple" xlink:actuate="onRequest" xlink:title="Report" xlink:href="../../../Templates/Report.ott" meta:date="2019-09-06T13:13:11.099845644"/>
  </office:meta>
</office:document-meta>
</file>